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0.760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217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13" table:default-cell-style-name="Default"/>
        <table:table-column table:style-name="co2" table:number-columns-repeated="243" table:default-cell-style-name="Default"/>
        <table:table-row table:style-name="ro1">
          <table:table-cell table:style-name="ce1"/>
          <table:table-cell table:style-name="ce1" office:value-type="string">
            <text:p>C</text:p>
          </table:table-cell>
          <table:table-cell table:style-name="ce1" office:value-type="string">
            <text:p>C#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#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F#</text:p>
          </table:table-cell>
          <table:table-cell table:style-name="ce1" office:value-type="string">
            <text:p>G</text:p>
          </table:table-cell>
          <table:table-cell table:style-name="ce1" office:value-type="string">
            <text:p>G#</text:p>
          </table:table-cell>
          <table:table-cell table:style-name="ce1" office:value-type="string">
            <text:p>A</text:p>
          </table:table-cell>
          <table:table-cell table:style-name="ce1" office:value-type="string">
            <text:p>A#</text:p>
          </table:table-cell>
          <table:table-cell table:style-name="ce1" office:value-type="string">
            <text:p>B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0.0230880230880231">
            <text:p>0.023088023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577200577200577">
            <text:p>0.0057720058</text:p>
          </table:table-cell>
          <table:table-cell office:value-type="float" office:value="0.00865800865800866">
            <text:p>0.0086580087</text:p>
          </table:table-cell>
          <table:table-cell table:number-columns-repeated="3" office:value-type="float" office:value="0">
            <text:p>0</text:p>
          </table:table-cell>
          <table:table-cell office:value-type="float" office:value="0.00865800865800866">
            <text:p>0.0086580087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C#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77200577200577">
            <text:p>0.0057720058</text:p>
          </table:table-cell>
          <table:table-cell table:number-columns-repeated="9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D</text:p>
          </table:table-cell>
          <table:table-cell table:number-columns-repeated="3" office:value-type="float" office:value="0.00577200577200577">
            <text:p>0.0057720058</text:p>
          </table:table-cell>
          <table:table-cell office:value-type="float" office:value="0">
            <text:p>0</text:p>
          </table:table-cell>
          <table:table-cell office:value-type="float" office:value="0.0144300144300144">
            <text:p>0.0144300144</text:p>
          </table:table-cell>
          <table:table-cell office:value-type="float" office:value="0">
            <text:p>0</text:p>
          </table:table-cell>
          <table:table-cell office:value-type="float" office:value="0.0115440115440115">
            <text:p>0.0115440115</text:p>
          </table:table-cell>
          <table:table-cell office:value-type="float" office:value="0.00577200577200577">
            <text:p>0.0057720058</text:p>
          </table:table-cell>
          <table:table-cell office:value-type="float" office:value="0">
            <text:p>0</text:p>
          </table:table-cell>
          <table:table-cell office:value-type="float" office:value="0.0115440115440115">
            <text:p>0.0115440115</text:p>
          </table:table-cell>
          <table:table-cell office:value-type="float" office:value="0">
            <text:p>0</text:p>
          </table:table-cell>
          <table:table-cell office:value-type="float" office:value="0.0230880230880231">
            <text:p>0.0230880231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D#</text:p>
          </table:table-cell>
          <table:table-cell table:number-columns-repeated="12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E</text:p>
          </table:table-cell>
          <table:table-cell office:value-type="float" office:value="0.00577200577200577">
            <text:p>0.0057720058</text:p>
          </table:table-cell>
          <table:table-cell office:value-type="float" office:value="0">
            <text:p>0</text:p>
          </table:table-cell>
          <table:table-cell office:value-type="float" office:value="0.0202020202020202">
            <text:p>0.0202020202</text:p>
          </table:table-cell>
          <table:table-cell office:value-type="float" office:value="0">
            <text:p>0</text:p>
          </table:table-cell>
          <table:table-cell office:value-type="float" office:value="0.0606060606060606">
            <text:p>0.0606060606</text:p>
          </table:table-cell>
          <table:table-cell office:value-type="float" office:value="0">
            <text:p>0</text:p>
          </table:table-cell>
          <table:table-cell office:value-type="float" office:value="0.0721500721500721">
            <text:p>0.0721500722</text:p>
          </table:table-cell>
          <table:table-cell office:value-type="float" office:value="0.0230880230880231">
            <text:p>0.0230880231</text:p>
          </table:table-cell>
          <table:table-cell office:value-type="float" office:value="0">
            <text:p>0</text:p>
          </table:table-cell>
          <table:table-cell office:value-type="float" office:value="0.00577200577200577">
            <text:p>0.0057720058</text:p>
          </table:table-cell>
          <table:table-cell office:value-type="float" office:value="0">
            <text:p>0</text:p>
          </table:table-cell>
          <table:table-cell office:value-type="float" office:value="0.0404040404040404">
            <text:p>0.0404040404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F</text:p>
          </table:table-cell>
          <table:table-cell table:number-columns-repeated="12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F#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77200577200577">
            <text:p>0.0057720058</text:p>
          </table:table-cell>
          <table:table-cell office:value-type="float" office:value="0">
            <text:p>0</text:p>
          </table:table-cell>
          <table:table-cell office:value-type="float" office:value="0.0779220779220779">
            <text:p>0.0779220779</text:p>
          </table:table-cell>
          <table:table-cell office:value-type="float" office:value="0">
            <text:p>0</text:p>
          </table:table-cell>
          <table:table-cell office:value-type="float" office:value="0.00865800865800866">
            <text:p>0.0086580087</text:p>
          </table:table-cell>
          <table:table-cell office:value-type="float" office:value="0.0721500721500721">
            <text:p>0.0721500722</text:p>
          </table:table-cell>
          <table:table-cell office:value-type="float" office:value="0">
            <text:p>0</text:p>
          </table:table-cell>
          <table:table-cell office:value-type="float" office:value="0.0173160173160173">
            <text:p>0.0173160173</text:p>
          </table:table-cell>
          <table:table-cell office:value-type="float" office:value="0">
            <text:p>0</text:p>
          </table:table-cell>
          <table:table-cell office:value-type="float" office:value="0.00577200577200577">
            <text:p>0.0057720058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G</text:p>
          </table:table-cell>
          <table:table-cell office:value-type="float" office:value="0.00577200577200577">
            <text:p>0.0057720058</text:p>
          </table:table-cell>
          <table:table-cell office:value-type="float" office:value="0">
            <text:p>0</text:p>
          </table:table-cell>
          <table:table-cell office:value-type="float" office:value="0.0115440115440115">
            <text:p>0.0115440115</text:p>
          </table:table-cell>
          <table:table-cell office:value-type="float" office:value="0">
            <text:p>0</text:p>
          </table:table-cell>
          <table:table-cell office:value-type="float" office:value="0.0346320346320346">
            <text:p>0.0346320346</text:p>
          </table:table-cell>
          <table:table-cell office:value-type="float" office:value="0">
            <text:p>0</text:p>
          </table:table-cell>
          <table:table-cell office:value-type="float" office:value="0.0548340548340548">
            <text:p>0.0548340548</text:p>
          </table:table-cell>
          <table:table-cell office:value-type="float" office:value="0.00865800865800866">
            <text:p>0.0086580087</text:p>
          </table:table-cell>
          <table:table-cell office:value-type="float" office:value="0">
            <text:p>0</text:p>
          </table:table-cell>
          <table:table-cell office:value-type="float" office:value="0.0375180375180375">
            <text:p>0.0375180375</text:p>
          </table:table-cell>
          <table:table-cell office:value-type="float" office:value="0">
            <text:p>0</text:p>
          </table:table-cell>
          <table:table-cell office:value-type="float" office:value="0.0245310245310245">
            <text:p>0.0245310245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G#</text:p>
          </table:table-cell>
          <table:table-cell table:number-columns-repeated="12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A</text:p>
          </table:table-cell>
          <table:table-cell office:value-type="float" office:value="0.00577200577200577">
            <text:p>0.0057720058</text:p>
          </table:table-cell>
          <table:table-cell office:value-type="float" office:value="0">
            <text:p>0</text:p>
          </table:table-cell>
          <table:table-cell office:value-type="float" office:value="0.00577200577200577">
            <text:p>0.0057720058</text:p>
          </table:table-cell>
          <table:table-cell office:value-type="float" office:value="0">
            <text:p>0</text:p>
          </table:table-cell>
          <table:table-cell office:value-type="float" office:value="0.0115440115440115">
            <text:p>0.0115440115</text:p>
          </table:table-cell>
          <table:table-cell office:value-type="float" office:value="0">
            <text:p>0</text:p>
          </table:table-cell>
          <table:table-cell office:value-type="float" office:value="0.0115440115440115">
            <text:p>0.0115440115</text:p>
          </table:table-cell>
          <table:table-cell office:value-type="float" office:value="0.0432900432900433">
            <text:p>0.04329004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115440115440115">
            <text:p>0.0115440115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A#</text:p>
          </table:table-cell>
          <table:table-cell table:number-columns-repeated="12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B</text:p>
          </table:table-cell>
          <table:table-cell office:value-type="float" office:value="0.0230880230880231">
            <text:p>0.0230880231</text:p>
          </table:table-cell>
          <table:table-cell office:value-type="float" office:value="0">
            <text:p>0</text:p>
          </table:table-cell>
          <table:table-cell office:value-type="float" office:value="0.00577200577200577">
            <text:p>0.0057720058</text:p>
          </table:table-cell>
          <table:table-cell office:value-type="float" office:value="0">
            <text:p>0</text:p>
          </table:table-cell>
          <table:table-cell office:value-type="float" office:value="0.0288600288600289">
            <text:p>0.0288600289</text:p>
          </table:table-cell>
          <table:table-cell office:value-type="float" office:value="0">
            <text:p>0</text:p>
          </table:table-cell>
          <table:table-cell office:value-type="float" office:value="0.0230880230880231">
            <text:p>0.0230880231</text:p>
          </table:table-cell>
          <table:table-cell office:value-type="float" office:value="0.0173160173160173">
            <text:p>0.0173160173</text:p>
          </table:table-cell>
          <table:table-cell office:value-type="float" office:value="0">
            <text:p>0</text:p>
          </table:table-cell>
          <table:table-cell office:value-type="float" office:value="0.0173160173160173">
            <text:p>0.0173160173</text:p>
          </table:table-cell>
          <table:table-cell office:value-type="float" office:value="0">
            <text:p>0</text:p>
          </table:table-cell>
          <table:table-cell office:value-type="float" office:value="0.0663780663780664">
            <text:p>0.0663780664</text:p>
          </table:table-cell>
          <table:table-cell table:number-columns-repeated="243"/>
        </table:table-row>
        <table:table-row table:style-name="ro2" table:number-rows-repeated="1048562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4/08/2013</text:date>, <text:time>18:2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ndan</meta:initial-creator>
    <meta:creation-date>2013-04-08T15:45:03</meta:creation-date>
    <dc:date>2013-04-08T18:28:47</dc:date>
    <meta:generator>OpenOffice.org/3.4.1$Unix OpenOffice.org_project/341m1$Build-9593</meta:generator>
    <meta:document-statistic meta:table-count="1" meta:cell-count="168" meta:object-count="0"/>
  </office:meta>
</office:document-meta>
</file>